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Normale"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e" style:font-family-generic="roman" style:font-pitch="variable" style:font-charset="x-symbol"/>
    <style:font-face style:name="Tahoma" svg:font-family="Tahoma"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Normale" style:font-pitch="variable" style:font-charset="x-symbol"/>
  </office:font-face-decls>
  <office:automatic-styles>
    <style:style style:name="P1" style:family="paragraph" style:parent-style-name="List_20_Paragraph">
      <style:paragraph-properties fo:margin-left="1.884cm" fo:margin-right="0cm" fo:text-indent="0cm" style:auto-text-indent="false"/>
      <style:text-properties fo:color="#000000" loext:opacity="100%" fo:font-size="12pt" style:font-size-asian="12pt" style:font-size-complex="12pt"/>
    </style:style>
    <style:style style:name="P2" style:family="paragraph" style:parent-style-name="Standard">
      <style:text-properties fo:color="#000000" loext:opacity="100%" fo:font-size="12pt" style:font-size-asian="12pt" style:font-size-complex="12pt"/>
    </style:style>
    <style:style style:name="P3" style:family="paragraph" style:parent-style-name="Standard">
      <style:paragraph-properties fo:margin-left="0cm" fo:margin-right="0cm" fo:text-indent="1.249cm" style:auto-text-indent="false"/>
      <style:text-properties fo:color="#000000" loext:opacity="100%" fo:font-size="12pt" style:font-size-asian="12pt" style:font-size-complex="12pt"/>
    </style:style>
    <style:style style:name="P4" style:family="paragraph" style:parent-style-name="Standard">
      <style:paragraph-properties fo:margin-left="1.249cm" fo:margin-right="0cm" fo:text-indent="0cm" style:auto-text-indent="false"/>
    </style:style>
    <style:style style:name="P5" style:family="paragraph" style:parent-style-name="Standard">
      <style:paragraph-properties fo:margin-left="0cm" fo:margin-right="0cm" fo:text-indent="0cm" style:auto-text-indent="false"/>
      <style:text-properties fo:color="#c9211e" loext:opacity="100%" officeooo:rsid="00121a67" officeooo:paragraph-rsid="00121a67" fo:background-color="#ffff00"/>
    </style:style>
    <style:style style:name="P6" style:family="paragraph" style:parent-style-name="Standard">
      <style:paragraph-properties fo:margin-left="0cm" fo:margin-right="0cm" fo:text-indent="0cm" style:auto-text-indent="false"/>
      <style:text-properties fo:color="#c9211e" loext:opacity="100%" officeooo:rsid="00128e56" officeooo:paragraph-rsid="00128e56" fo:background-color="#ffff00"/>
    </style:style>
    <style:style style:name="P7" style:family="paragraph" style:parent-style-name="Standard">
      <style:paragraph-properties fo:margin-left="0cm" fo:margin-right="0cm" fo:text-indent="0cm" style:auto-text-indent="false"/>
      <style:text-properties officeooo:rsid="00121a67" officeooo:paragraph-rsid="00121a67"/>
    </style:style>
    <style:style style:name="P8" style:family="paragraph" style:parent-style-name="Standard">
      <style:paragraph-properties fo:margin-left="0cm" fo:margin-right="0cm" fo:text-indent="0cm" style:auto-text-indent="false"/>
      <style:text-properties officeooo:rsid="00128e56" officeooo:paragraph-rsid="00128e56"/>
    </style:style>
    <style:style style:name="P9" style:family="paragraph" style:parent-style-name="Standard">
      <style:paragraph-properties fo:margin-left="0cm" fo:margin-right="0cm" fo:text-indent="0cm" style:auto-text-indent="false"/>
      <style:text-properties officeooo:rsid="0014fe8f" officeooo:paragraph-rsid="0014fe8f"/>
    </style:style>
    <style:style style:name="P10" style:family="paragraph" style:parent-style-name="Standard">
      <style:paragraph-properties fo:margin-left="0cm" fo:margin-right="0cm" fo:text-indent="0cm" style:auto-text-indent="false"/>
      <style:text-properties officeooo:rsid="0016b308" officeooo:paragraph-rsid="0016b308"/>
    </style:style>
    <style:style style:name="P11" style:family="paragraph" style:parent-style-name="Standard">
      <style:paragraph-properties fo:margin-left="0cm" fo:margin-right="0cm" fo:text-indent="0cm" style:auto-text-indent="false"/>
      <style:text-properties officeooo:rsid="0017bbe5" officeooo:paragraph-rsid="0017bbe5"/>
    </style:style>
    <style:style style:name="P12" style:family="paragraph" style:parent-style-name="List_20_Paragraph">
      <style:paragraph-properties fo:margin-left="1.27cm" fo:margin-right="0cm" fo:text-indent="1.228cm" style:auto-text-indent="false"/>
    </style:style>
    <style:style style:name="P13" style:family="paragraph" style:parent-style-name="List_20_Paragraph">
      <style:paragraph-properties fo:margin-left="2.498cm" fo:margin-right="0cm" fo:text-indent="0cm" style:auto-text-indent="false"/>
    </style:style>
    <style:style style:name="P14" style:family="paragraph" style:parent-style-name="List_20_Paragraph" style:list-style-name="WWNum2"/>
    <style:style style:name="P15" style:family="paragraph" style:parent-style-name="List_20_Paragraph" style:list-style-name="WWNum2">
      <style:text-properties officeooo:rsid="00121a67" officeooo:paragraph-rsid="00121a67"/>
    </style:style>
    <style:style style:name="P16" style:family="paragraph" style:parent-style-name="List_20_Paragraph">
      <style:paragraph-properties fo:margin-left="0cm" fo:margin-right="0cm" fo:text-indent="0cm" style:auto-text-indent="false"/>
    </style:style>
    <style:style style:name="P17" style:family="paragraph" style:parent-style-name="Standard">
      <style:paragraph-properties fo:margin-left="0.635cm" fo:margin-right="0cm" fo:text-indent="0cm" style:auto-text-indent="false"/>
    </style:style>
    <style:style style:name="P18" style:family="paragraph" style:parent-style-name="Standard">
      <style:paragraph-properties fo:margin-left="3.747cm" fo:margin-right="0cm" fo:text-indent="0cm" style:auto-text-indent="false"/>
    </style:style>
    <style:style style:name="P19" style:family="paragraph" style:parent-style-name="Standard">
      <style:paragraph-properties fo:margin-left="0cm" fo:margin-right="0cm" fo:text-indent="1.249cm" style:auto-text-indent="false"/>
    </style:style>
    <style:style style:name="P20" style:family="paragraph" style:parent-style-name="Standard">
      <style:paragraph-properties fo:margin-left="1.249cm" fo:margin-right="0cm" fo:text-indent="0cm" style:auto-text-indent="false"/>
    </style:style>
    <style:style style:name="P21" style:family="paragraph" style:parent-style-name="Standard">
      <style:paragraph-properties fo:margin-left="0cm" fo:margin-right="0cm" fo:text-indent="0cm" style:auto-text-indent="false"/>
      <style:text-properties officeooo:rsid="00128e56" officeooo:paragraph-rsid="00128e56"/>
    </style:style>
    <style:style style:name="P22" style:family="paragraph" style:parent-style-name="Standard">
      <style:paragraph-properties fo:margin-left="0cm" fo:margin-right="0cm" fo:text-indent="0cm" style:auto-text-indent="false"/>
      <style:text-properties officeooo:rsid="00128e56" officeooo:paragraph-rsid="00128e56" fo:background-color="#ffff00"/>
    </style:style>
    <style:style style:name="P23" style:family="paragraph" style:parent-style-name="Standard">
      <style:paragraph-properties fo:margin-left="0cm" fo:margin-right="0cm" fo:text-indent="0cm" style:auto-text-indent="false"/>
      <style:text-properties officeooo:rsid="00128e56" officeooo:paragraph-rsid="0021563f" fo:background-color="#ffff00"/>
    </style:style>
    <style:style style:name="T1" style:family="text">
      <style:text-properties fo:color="#000000" loext:opacity="100%" fo:font-size="12pt" fo:font-weight="bold" style:font-size-asian="12pt" style:font-weight-asian="bold" style:font-size-complex="12pt" style:font-weight-complex="bold"/>
    </style:style>
    <style:style style:name="T2" style:family="text">
      <style:text-properties fo:color="#000000" loext:opacity="100%" fo:font-size="12pt" style:font-size-asian="12pt" style:font-size-complex="12pt"/>
    </style:style>
    <style:style style:name="T3" style:family="text">
      <style:text-properties fo:color="#000000" loext:opacity="100%" fo:font-size="12pt" style:text-underline-style="solid" style:text-underline-width="auto" style:text-underline-color="font-color" fo:font-weight="bold" style:font-size-asian="12pt" style:font-weight-asian="bold" style:font-size-complex="12pt" style:font-weight-complex="bold"/>
    </style:style>
    <style:style style:name="T4" style:family="text">
      <style:text-properties fo:color="#000000" loext:opacity="100%" style:font-name="Wingdings" fo:font-size="12pt" style:font-name-asian="Wingdings1" style:font-size-asian="12pt" style:font-name-complex="Wingdings1" style:font-size-complex="12pt"/>
    </style:style>
    <style:style style:name="T5" style:family="text">
      <style:text-properties fo:color="#70ad47" loext:opacity="100%" fo:font-size="12pt" style:font-size-asian="12pt" style:font-size-complex="12pt"/>
    </style:style>
    <style:style style:name="T6" style:family="text">
      <style:text-properties fo:color="#70ad47" loext:opacity="100%" style:font-name="Wingdings" fo:font-size="12pt" style:font-name-asian="Wingdings1" style:font-size-asian="12pt" style:font-name-complex="Wingdings1" style:font-size-complex="12pt"/>
    </style:style>
    <style:style style:name="T7" style:family="text">
      <style:text-properties fo:color="#4472c4" loext:opacity="100%" fo:font-size="12pt" style:font-size-asian="12pt" style:font-size-complex="12pt"/>
    </style:style>
    <style:style style:name="T8" style:family="text">
      <style:text-properties fo:color="#4472c4" loext:opacity="100%" style:font-name="Wingdings" fo:font-size="12pt" style:font-name-asian="Wingdings1" style:font-size-asian="12pt" style:font-name-complex="Wingdings1" style:font-size-complex="12pt"/>
    </style:style>
    <style:style style:name="T9" style:family="text">
      <style:text-properties fo:font-size="12pt" style:font-size-asian="12pt" style:font-size-complex="12pt"/>
    </style:style>
    <style:style style:name="T10" style:family="text">
      <style:text-properties style:font-name="Wingdings" style:font-name-asian="Wingdings1" style:font-name-complex="Wingdings1"/>
    </style:style>
    <style:style style:name="T11" style:family="text">
      <style:text-properties officeooo:rsid="00145c0b"/>
    </style:style>
    <style:style style:name="T12" style:family="text">
      <style:text-properties officeooo:rsid="0016b308"/>
    </style:style>
    <style:style style:name="T13" style:family="text">
      <style:text-properties officeooo:rsid="001a5458"/>
    </style:style>
    <style:style style:name="T14" style:family="text">
      <style:text-properties officeooo:rsid="001b1a5c"/>
    </style:style>
    <style:style style:name="T15" style:family="text">
      <style:text-properties officeooo:rsid="001befb8"/>
    </style:style>
    <style:style style:name="T16" style:family="text">
      <style:text-properties officeooo:rsid="001c9710"/>
    </style:style>
    <style:style style:name="T17" style:family="text">
      <style:text-properties officeooo:rsid="001d2301"/>
    </style:style>
    <style:style style:name="T18" style:family="text">
      <style:text-properties officeooo:rsid="001e16a2"/>
    </style:style>
    <style:style style:name="T19" style:family="text">
      <style:text-properties officeooo:rsid="0021563f"/>
    </style:style>
    <style:style style:name="T20" style:family="text">
      <style:text-properties officeooo:rsid="0021563f" fo:background-color="#ffff00" loext:char-shading-value="0"/>
    </style:style>
    <style:style style:name="T21" style:family="text">
      <style:text-properties officeooo:rsid="0021563f"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Tienda de productos sostenibles.</text:span><text:span text:style-name="T1"/></text:p>
      <text:p text:style-name="List_20_Paragraph"><text:span text:style-name="T5">*Menú horizontal lg </text:span><text:span text:style-name="T6"></text:span><text:span text:style-name="T5"> toggler &lt; <text:s/>lg: </text:span><text:span text:style-name="T5"/></text:p>
      <text:p text:style-name="P12"><text:span text:style-name="T5">HOME: Slogan, fotos/videos/artículos.</text:span><text:span text:style-name="T5"/></text:p>
      <text:p text:style-name="P12"><text:span text:style-name="T5">NOSOTROS: Breve descripción sobre el surgimiento de la marca.</text:span><text:span text:style-name="T5"/></text:p>
      <text:p text:style-name="P13"><text:span text:style-name="T5">PRODUCTOS: Otro menú con los productos clasificados en categorías, una vez seleccionada la categoría, otro menú con acceso a los productos.</text:span><text:span text:style-name="T5"/></text:p>
      <text:p text:style-name="P13"><text:span text:style-name="T5">SOSTENIBILIDAD: Artículos y páginas implicadas en la sostenibilidad textil y sostenibilidad en general, iframe que calcule huella ecológica.</text:span><text:span text:style-name="T5"/></text:p>
      <text:p text:style-name="Standard"><text:span text:style-name="T2"><text:tab/></text:span><text:span text:style-name="T7">*Posibilidad de logearse/registrarse:</text:span><text:span text:style-name="T7"/></text:p>
      <text:p text:style-name="P18"><text:span text:style-name="T7">- Creación formulario </text:span><text:span text:style-name="T8"></text:span><text:span text:style-name="T7"> ht</text:span><text:a xlink:type="simple" xlink:href="tps://github.com/sefyudem/Responsive-Lo" text:style-name="Internet_20_link" text:visited-style-name="Visited_20_Internet_20_Link"><text:span text:style-name="Internet_20_link"><text:span text:style-name="T9">tps://github.com/sefyudem/Responsive-Lo</text:span></text:span></text:a><text:span text:style-name="T7">gin-Form</text:span><text:span text:style-name="T7"/></text:p>
      <text:p text:style-name="Standard"><text:span text:style-name="T2"><text:tab/></text:span><text:span text:style-name="T5">* Iconos social media abajo en el footer.</text:span><text:span text:style-name="T5"/></text:p>
      <text:p text:style-name="P19"><text:span text:style-name="T7">* Poner política de cookies. </text:span><text:span text:style-name="T8"></text:span><text:span text:style-name="T7"> </text:span><text:span text:style-name="T7"/></text:p>
      <text:p text:style-name="P19"><text:span text:style-name="T7">https://github.com/falconmasters/aviso-cookies</text:span><text:span text:style-name="T7"/></text:p>
      <text:p text:style-name="P4"><text:span text:style-name="T2">*Cambio de idioma en inglés(EN) arriba (investigar si se traduce automáticamente).</text:span><text:span text:style-name="T2"/></text:p>
      <text:p text:style-name="P4"><text:span text:style-name="T2">*Carrito de compra.</text:span><text:span text:style-name="T2"/></text:p>
      <text:p text:style-name="P3"/>
      <text:p text:style-name="P19"><text:span text:style-name="T3">FUNCIONALIDADES:</text:span><text:span text:style-name="T3"/></text:p>
      <text:list xml:id="list477130359" text:style-name="WWNum2">
        <text:list-item>
          <text:p text:style-name="P14"><text:span text:style-name="T2">Logeo </text:span><text:span text:style-name="T4"></text:span><text:span text:style-name="T2"> Que al logearse se guarden los datos en BBDD y se muestre un Bienvenido + USUARIO.</text:span><text:span text:style-name="T2"/></text:p>
        </text:list-item>
        <text:list-item>
          <text:p text:style-name="P14"><text:span text:style-name="T2">Intentar hacer cabecera y footer con twig (se repiten igual) PHP.</text:span><text:span text:style-name="T2"/></text:p>
        </text:list-item>
        <text:list-item>
          <text:p text:style-name="P14"><text:span text:style-name="T2">Guardar productos en el carrito.</text:span><text:span text:style-name="T2"/></text:p>
        </text:list-item>
      </text:list>
      <text:p text:style-name="P2"/>
      <text:p text:style-name="P4"><text:span text:style-name="T3">DUDAS:</text:span><text:span text:style-name="T3"/></text:p>
      <text:list xml:id="list21132712572910" text:continue-numbering="true" text:style-name="WWNum2">
        <text:list-item>
          <text:p text:style-name="P14"><text:span text:style-name="T2">Base de datos como funciona </text:span><text:span text:style-name="T10"></text:span><text:span text:style-name="T2"> conectada a un servidor.</text:span><text:span text:style-name="T2"/></text:p>
        </text:list-item>
        <text:list-item>
          <text:p text:style-name="P15"><text:span text:style-name="T2">Como conectarse a servidor gratuito? </text:span><text:span text:style-name="T2"/></text:p>
        </text:list-item>
        <text:list-item>
          <text:p text:style-name="P14"><text:span text:style-name="T2">Cuánto vamos a desarrollar las páginas secundarias?</text:span><text:span text:style-name="T2"/></text:p>
        </text:list-item>
      </text:list>
      <text:p text:style-name="P13"><text:span text:style-name="T2">En principio una muestra para enseñar en la exposición del proyecto. Si da tiempo más bien.</text:span><text:span text:style-name="T2"/></text:p>
      <text:p text:style-name="P16"><text:s text:c="13"/>-<text:span text:style-name="T19">lio entre javascript y php</text:span></text:p>
      <text:p text:style-name="P1"/>
      <text:p text:style-name="P4"/>
      <text:p text:style-name="P4"/>
      <text:p text:style-name="P4"/>
      <text:p text:style-name="P4"><text:soft-page-break/></text:p>
      <text:p text:style-name="P4"/>
      <text:p text:style-name="P4"/>
      <text:p text:style-name="P5">POLÍTICA DE COOKIES:</text:p>
      <text:p text:style-name="P7">-come se añaden las cookies a nuestra home? Para que el usuario no puede navegar hasta que no acepta </text:p>
      <text:p text:style-name="P11">en la etiqueta &lt;main&gt; hay que poner el código html de la página <text:s text:c="2"/></text:p>
      <text:p text:style-name="P7">////////////////</text:p>
      <text:p text:style-name="P9">‘google tag manager’ ---<text:span text:style-name="T12">que hace? </text:span><text:s/>agrupa<text:span text:style-name="T12">r</text:span> todos tus script y ejecutarlos cuando tu lo digas, en este caso a través de un API que cuando se hace clic en el botón me ejecuta el código de este tag manager.</text:p>
      <text:p text:style-name="P10">Borrando todos los google tag manager en el index y lo del ‘dataLayer’ en el JavaScript sale igual---diría que se puede evitar hacerlo que no es fácil entenderlo</text:p>
      <text:p text:style-name="P7">//////////////////</text:p>
      <text:p text:style-name="P7"/>
      <text:p text:style-name="P7"/>
      <text:p text:style-name="P6">LOGEARSE/REGISTRARSE:</text:p>
      <text:p text:style-name="P8"/>
      <text:p text:style-name="P8">- se pincha en un icono/texto y lleva a la pagina con el formulario para rellenar</text:p>
      <text:p text:style-name="P8">-en el formulario falta la parte para registrarse la primera vez</text:p>
      <text:p text:style-name="P8">-y una vez que uno pincha en registrarse hay que llevarlo a otro formulario donde una vez puesto los datos habrá un botón con el texto ‘crear cuenta’ <text:span text:style-name="T11">(formulario parecido a lo que tiene zara, excepto que no vamos a repetir lo de cookies que va a estar solamente en la home)</text:span>, que llevará a una pagina de bienvenida/<text:span text:style-name="T13">directamente a la home</text:span></text:p>
      <text:p text:style-name="P8">-<text:span text:style-name="T15">también me gusta la parte del ‘recuperar contraseña’ que tiene zara, solo hay que ver como gestionar lo del correo, aunque nos creamos uno nuevo justo por el projecto, luego como recuperamos la password sin conexión a la base de datos?</text:span></text:p>
      <text:p text:style-name="P8">- <text:span text:style-name="T13">cuando te logeas tiene que permitirlo solo si el usuario existe en la base de datos </text:span></text:p>
      <text:p text:style-name="P8">-como hacer para que una vez registrado/logeado aparezca tu nombre_usuario arriba? Con la posibilidad de ‘logout’ a lado…...<text:span text:style-name="T17">lo de logout se puede hacer con session_destroy(hay un session_start?) o directamente con header/</text:span><text:span text:style-name="T18">location.href</text:span><text:span text:style-name="T17"> a la pagina de inicio no?</text:span></text:p>
      <text:p text:style-name="P8">-<text:span text:style-name="T14">php por defecto coge el puerto 3306 cuando si conecta a la base de datos, salvo que tu lo indiques manualmente cuando haces ‘new mysqli’</text:span></text:p>
      <text:p text:style-name="P8"/>
      <text:p text:style-name="P8"/>
      <text:p text:style-name="P8"><text:soft-page-break/>-<text:span text:style-name="T21">recuperar contraseña con correo</text:span></text:p>
      <text:p text:style-name="P22">-<text:span text:style-name="T19">que llegue un correo una vez que este registrado</text:span></text:p>
      <text:p text:style-name="P22">-<text:span text:style-name="T19">que arriba aparezca username y una xea</text:span></text:p>
      <text:p text:style-name="P23">-<text:span text:style-name="T16">donde crear la base de datos con tabla usuario? Y a que servidor <text:s/>gratuito conectarl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Normale"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e" style:font-family-generic="roman" style:font-pitch="variable" style:font-charset="x-symbol"/>
    <style:font-face style:name="Tahoma" svg:font-family="Tahoma"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Normale"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884cm"/>
        </style:list-level-properties>
        <style:text-properties style:font-name="Calibri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Olaya Vega Velasco</meta:initial-creator>
    <meta:editing-cycles>18</meta:editing-cycles>
    <meta:creation-date>2023-04-12T21:44:00</meta:creation-date>
    <dc:date>2023-04-17T02:11:30.788000000</dc:date>
    <meta:editing-duration>PT21H25M38S</meta:editing-duration>
    <meta:generator>LibreOffice/7.5.1.2$Windows_X86_64 LibreOffice_project/fcbaee479e84c6cd81291587d2ee68cba099e129</meta:generator>
    <meta:document-statistic meta:table-count="0" meta:image-count="0" meta:object-count="0" meta:page-count="3" meta:paragraph-count="42" meta:word-count="535" meta:character-count="3278" meta:non-whitespace-character-count="2767"/>
    <meta:user-defined meta:name="AppVersion">16.0000</meta:user-defined>
    <meta:template xlink:type="simple" xlink:actuate="onRequest" xlink:title="Normal.dotm" xlink:href=""/>
  </office:meta>
</office:document-meta>
</file>